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FFFFFF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FFFFFF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7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="thin solid #000000" fo:background-color="#FFFFFF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72pt" style:font-size-asian="72pt" style:font-size-complex="72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7" style:family="table-cell" style:parent-style-name="Excel_32_Built-in_32_Normal" style:data-style-name="N36">
      <style:table-cell-properties fo:border="2pt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8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3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0.899583333333333cm"/>
    </style:style>
    <style:style style:name="co11" style:family="table-column">
      <style:table-column-properties fo:break-before="auto" style:column-width="1.1112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4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25pt" style:use-optimal-row-height="true" fo:break-before="page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acalhau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2" table:default-cell-style-name="ce3"/>
        <table:table-column table:style-name="co1" table:number-columns-repeated="986" table:default-cell-style-name="ce3"/>
        <table:table-column table:style-name="co5" table:number-columns-repeated="15360" table:default-cell-style-name="ce1"/>
        <table:table-row table:style-name="ro1">
          <table:table-cell office:value-type="string" table:number-columns-spanned="28" table:number-rows-spanned="1" table:style-name="ce24">
            <text:p>Check List Diário - Conferência de Equipamentos de TI</text:p>
          </table:table-cell>
          <table:covered-table-cell table:number-columns-repeated="27"/>
          <table:table-cell table:style-name="ce2"/>
          <table:table-cell office:value-type="string" table:number-columns-spanned="2" table:number-rows-spanned="1" table:style-name="ce25">
            <text:p>Data:</text:p>
          </table:table-cell>
          <table:covered-table-cell/>
          <table:table-cell office:value-type="date" office:date-value="2018-01-31T10:00:48" table:formula="of:=NOW()" table:number-columns-spanned="7" table:number-rows-spanned="1" table:style-name="ce26">
            <text:p>31/01/2018 - 10:00</text:p>
          </table:table-cell>
          <table:covered-table-cell table:number-columns-repeated="6"/>
          <table:table-cell table:number-columns-repeated="16346"/>
        </table:table-row>
        <table:table-row table:style-name="ro2">
          <table:table-cell office:value-type="string" table:number-columns-spanned="5" table:number-rows-spanned="1" table:style-name="ce27">
            <text:p>PDVs | Checkout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27">
            <text:p>Nº</text:p>
          </table:table-cell>
          <table:covered-table-cell/>
          <table:table-cell office:value-type="string" table:number-columns-spanned="3" table:number-rows-spanned="1" table:style-name="ce27">
            <text:p>Setor</text:p>
          </table:table-cell>
          <table:covered-table-cell table:number-columns-repeated="2"/>
          <table:table-cell office:value-type="string" table:number-columns-spanned="2" table:number-rows-spanned="1" table:style-name="ce27">
            <text:p>Lacre</text:p>
          </table:table-cell>
          <table:covered-table-cell/>
          <table:table-cell office:value-type="string" table:number-columns-spanned="3" table:number-rows-spanned="1" table:style-name="ce27">
            <text:p>Aferição (OK?)</text:p>
          </table:table-cell>
          <table:covered-table-cell table:number-columns-repeated="2"/>
          <table:table-cell office:value-type="string" table:number-columns-spanned="4" table:number-rows-spanned="1" table:style-name="ce27">
            <text:p>Limpeza (1-5)</text:p>
          </table:table-cell>
          <table:covered-table-cell table:number-columns-repeated="3"/>
          <table:table-cell office:value-type="string" table:number-columns-spanned="18" table:number-rows-spanned="1" table:style-name="ce28">
            <text:p>Obs</text:p>
          </table:table-cell>
          <table:covered-table-cell table:number-columns-repeated="17"/>
          <table:table-cell table:number-columns-repeated="16346"/>
        </table:table-row>
        <table:table-row table:style-name="ro2">
          <table:table-cell office:value-type="string" table:number-columns-spanned="3" table:number-rows-spanned="1" table:style-name="ce29">
            <text:p>Checkout</text:p>
          </table:table-cell>
          <table:covered-table-cell table:number-columns-repeated="2"/>
          <table:table-cell office:value-type="string" table:number-columns-spanned="2" table:number-rows-spanned="1" table:style-name="ce29">
            <text:p>PDV</text:p>
          </table:table-cell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Piso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table-cell office:value-type="float" office:value="1" table:number-columns-spanned="2" table:number-rows-spanned="2" table:style-name="ce33">
            <text:p>1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Paleteira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Cozinha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table-cell office:value-type="float" office:value="2" table:number-columns-spanned="2" table:number-rows-spanned="2" table:style-name="ce33">
            <text:p>2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Trocas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8" table:number-rows-spanned="11" table:style-name="ce34">
            <text:p>RF</text:p>
          </table:table-cell>
          <table:covered-table-cell table:number-columns-repeated="7"/>
          <table:table-cell office:value-type="string" table:number-columns-spanned="8" table:number-rows-spanned="11" table:style-name="ce34">
            <text:p>RF</text:p>
          </table:table-cell>
          <table:covered-table-cell table:number-columns-repeated="7"/>
          <table:table-cell office:value-type="string" table:number-columns-spanned="8" table:number-rows-spanned="11" table:style-name="ce34">
            <text:p>RF</text:p>
          </table:table-cell>
          <table:covered-table-cell table:number-columns-repeated="7"/>
          <table:table-cell office:value-type="string" table:number-columns-spanned="8" table:number-rows-spanned="11" table:style-name="ce34">
            <text:p>RF</text:p>
          </table:table-cell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3" table:number-columns-spanned="2" table:number-rows-spanned="2" table:style-name="ce33">
            <text:p>3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4" table:number-columns-spanned="2" table:number-rows-spanned="2" table:style-name="ce33">
            <text:p>4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5" table:number-columns-spanned="2" table:number-rows-spanned="2" table:style-name="ce33">
            <text:p>5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6" table:number-columns-spanned="2" table:number-rows-spanned="2" table:style-name="ce33">
            <text:p>6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7" table:number-columns-spanned="2" table:number-rows-spanned="2" table:style-name="ce33">
            <text:p>7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4">
          <table:table-cell office:value-type="float" office:value="8" table:number-columns-spanned="2" table:number-rows-spanned="2" table:style-name="ce33">
            <text:p>8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8" table:number-rows-spanned="11" table:style-name="ce34">
            <text:p>HF</text:p>
          </table:table-cell>
          <table:covered-table-cell table:number-columns-repeated="7"/>
          <table:table-cell office:value-type="string" table:number-columns-spanned="8" table:number-rows-spanned="11" table:style-name="ce34">
            <text:p>HF</text:p>
          </table:table-cell>
          <table:covered-table-cell table:number-columns-repeated="7"/>
          <table:table-cell office:value-type="string" table:number-columns-spanned="8" table:number-rows-spanned="11" table:style-name="ce34">
            <text:p>HF</text:p>
          </table:table-cell>
          <table:covered-table-cell table:number-columns-repeated="7"/>
          <table:table-cell office:value-type="string" table:number-columns-spanned="8" table:number-rows-spanned="11" table:style-name="ce34">
            <text:p>VAGO</text:p>
          </table:table-cell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9" table:number-columns-spanned="2" table:number-rows-spanned="2" table:style-name="ce33">
            <text:p>9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10" table:number-columns-spanned="2" table:number-rows-spanned="2" table:style-name="ce33">
            <text:p>10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11" table:number-columns-spanned="2" table:number-rows-spanned="2" table:style-name="ce33">
            <text:p>11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12" table:number-columns-spanned="2" table:number-rows-spanned="2" table:style-name="ce33">
            <text:p>12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table-cell office:value-type="float" office:value="13" table:number-columns-spanned="2" table:number-rows-spanned="2" table:style-name="ce33">
            <text:p>13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6">
            <text:p>B</text:p>
          </table:table-cell>
          <table:table-cell table:number-columns-spanned="2" table:number-rows-spanned="1" table:style-name="ce31"/>
          <table:covered-table-cell/>
          <table:table-cell table:style-name="ce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5">
          <table:table-cell office:value-type="string" table:number-columns-spanned="5" table:number-rows-spanned="1" table:style-name="ce27">
            <text:p>Guardadas / Defeito</text:p>
          </table:table-cell>
          <table:covered-table-cell table:number-columns-repeated="4"/>
          <table:table-cell table:style-name="ce3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_______ Setor: _______ Limpeza: _______<text:s/></text:p>
          </table:table-cell>
          <table:covered-table-cell table:number-columns-repeated="7"/>
          <table:table-cell table:number-columns-repeated="16346"/>
        </table:table-row>
        <table:table-row table:style-name="ro3">
          <table:table-cell office:value-type="string" table:number-columns-spanned="2" table:number-rows-spanned="1" table:style-name="ce28">
            <text:p>Num</text:p>
          </table:table-cell>
          <table:covered-table-cell/>
          <table:table-cell office:value-type="string" table:number-columns-spanned="3" table:number-rows-spanned="1" table:style-name="ce28">
            <text:p>Motivo</text:p>
          </table:table-cell>
          <table:covered-table-cell table:number-columns-repeated="2"/>
          <table:table-cell table:style-name="ce3"/>
          <table:table-cell table:number-columns-repeated="24" table:style-name="ce8"/>
          <table:table-cell table:number-columns-repeated="994" table:style-name="ce3"/>
          <table:table-cell table:number-columns-repeated="15360"/>
        </table:table-row>
        <table:table-row table:style-name="ro3">
          <table:table-cell table:number-columns-spanned="2" table:number-rows-spanned="1" table:style-name="ce32"/>
          <table:covered-table-cell/>
          <table:table-cell table:number-columns-spanned="3" table:number-rows-spanned="1" table:style-name="ce32"/>
          <table:covered-table-cell table:number-columns-repeated="2"/>
          <table:table-cell table:style-name="ce3"/>
          <table:table-cell office:value-type="string" table:number-columns-spanned="5" table:number-rows-spanned="1" table:style-name="ce35">
            <text:p>Observações Gerais:</text:p>
          </table:table-cell>
          <table:covered-table-cell table:number-columns-repeated="4"/>
          <table:table-cell table:number-columns-repeated="17" table:style-name="ce9"/>
          <table:table-cell table:number-columns-repeated="10" table:style-name="ce10"/>
          <table:table-cell table:number-columns-repeated="16346"/>
        </table:table-row>
        <table:table-row table:style-name="ro3">
          <table:table-cell table:number-columns-spanned="2" table:number-rows-spanned="1" table:style-name="ce32"/>
          <table:covered-table-cell/>
          <table:table-cell table:number-columns-spanned="3" table:number-rows-spanned="1" table:style-name="ce32"/>
          <table:covered-table-cell table:number-columns-repeated="2"/>
          <table:table-cell table:style-name="ce3"/>
          <table:table-cell table:number-columns-repeated="31" table:style-name="ce11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table:number-columns-spanned="2" table:number-rows-spanned="1" table:style-name="ce32"/>
          <table:covered-table-cell/>
          <table:table-cell table:number-columns-spanned="3" table:number-rows-spanned="1" table:style-name="ce32"/>
          <table:covered-table-cell table:number-columns-repeated="2"/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table:number-columns-spanned="2" table:number-rows-spanned="1" table:style-name="ce36"/>
          <table:covered-table-cell/>
          <table:table-cell table:number-columns-spanned="3" table:number-rows-spanned="1" table:style-name="ce36"/>
          <table:covered-table-cell table:number-columns-repeated="2"/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office:value-type="string" table:number-columns-spanned="5" table:number-rows-spanned="1" table:style-name="ce37">
            <text:p>Tira-Teimas</text:p>
          </table:table-cell>
          <table:covered-table-cell table:number-columns-repeated="4"/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office:value-type="float" office:value="1" table:style-name="ce13">
            <text:p>1</text:p>
          </table:table-cell>
          <table:table-cell table:style-name="ce14">
            <draw:custom-shape svg:x="0.06063in" svg:y="0.09439in" svg:width="0.17677in" svg:height="0.13583in" draw:z-index="1" draw:id="id0" draw:style-name="a2" draw:name="Rectangle 66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4">
            <text:p>ok</text:p>
          </table:table-cell>
          <table:table-cell table:style-name="ce14">
            <draw:custom-shape svg:x="0.06063in" svg:y="0.10481in" svg:width="0.17677in" svg:height="0.13583in" draw:z-index="9" draw:id="id8" draw:style-name="a26" draw:name="Rectangle 74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5">
            <text:p>não ok</text:p>
          </table:table-cell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office:value-type="float" office:value="2" table:style-name="ce16">
            <text:p>2</text:p>
          </table:table-cell>
          <table:table-cell table:style-name="ce3">
            <draw:custom-shape svg:x="0.06063in" svg:y="0.09457in" svg:width="0.17677in" svg:height="0.13504in" draw:z-index="2" draw:id="id1" draw:style-name="a5" draw:name="Rectangle 67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9457in" svg:width="0.17677in" svg:height="0.13504in" draw:z-index="10" draw:id="id9" draw:style-name="a29" draw:name="Rectangle 75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office:value-type="float" office:value="3" table:style-name="ce16">
            <text:p>3</text:p>
          </table:table-cell>
          <table:table-cell table:style-name="ce3">
            <draw:custom-shape svg:x="0.06063in" svg:y="0.09435in" svg:width="0.17677in" svg:height="0.13504in" draw:z-index="3" draw:id="id2" draw:style-name="a8" draw:name="Rectangle 68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8394in" svg:width="0.17677in" svg:height="0.13504in" draw:z-index="11" draw:id="id10" draw:style-name="a32" draw:name="Rectangle 76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office:value-type="float" office:value="4" table:style-name="ce16">
            <text:p>4</text:p>
          </table:table-cell>
          <table:table-cell table:style-name="ce3">
            <draw:custom-shape svg:x="0.06063in" svg:y="0.09435in" svg:width="0.17677in" svg:height="0.13504in" draw:z-index="4" draw:id="id3" draw:style-name="a11" draw:name="Rectangle 69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9435in" svg:width="0.17677in" svg:height="0.13504in" draw:z-index="12" draw:id="id11" draw:style-name="a35" draw:name="Rectangle 77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table:number-columns-repeated="31" table:style-name="ce12"/>
          <table:table-cell table:style-name="ce10"/>
          <table:table-cell table:number-columns-repeated="986" table:style-name="ce3"/>
          <table:table-cell table:number-columns-repeated="15360"/>
        </table:table-row>
        <table:table-row table:style-name="ro3">
          <table:table-cell office:value-type="float" office:value="5" table:style-name="ce16">
            <text:p>5</text:p>
          </table:table-cell>
          <table:table-cell table:style-name="ce3">
            <draw:custom-shape svg:x="0.06063in" svg:y="0.07352in" svg:width="0.17677in" svg:height="0.13504in" draw:z-index="5" draw:id="id4" draw:style-name="a14" draw:name="Rectangle 70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631in" svg:width="0.17677in" svg:height="0.13504in" draw:z-index="13" draw:id="id12" draw:style-name="a38" draw:name="Rectangle 78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table:number-columns-repeated="32" table:style-name="ce18"/>
          <table:table-cell table:number-columns-repeated="986" table:style-name="ce3"/>
          <table:table-cell table:number-columns-repeated="15360"/>
        </table:table-row>
        <table:table-row table:style-name="ro5">
          <table:table-cell office:value-type="float" office:value="6" table:style-name="ce16">
            <text:p>6</text:p>
          </table:table-cell>
          <table:table-cell table:style-name="ce3">
            <draw:custom-shape svg:x="0.06063in" svg:y="0.05269in" svg:width="0.17677in" svg:height="0.13504in" draw:z-index="6" draw:id="id5" draw:style-name="a17" draw:name="Rectangle 71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5269in" svg:width="0.17677in" svg:height="0.13504in" draw:z-index="14" draw:id="id13" draw:style-name="a41" draw:name="Rectangle 79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table:number-columns-repeated="32" table:style-name="ce18"/>
          <table:table-cell table:style-name="ce19"/>
          <table:table-cell table:number-columns-repeated="16345"/>
        </table:table-row>
        <table:table-row table:style-name="ro6">
          <table:table-cell office:value-type="float" office:value="7" table:style-name="ce16">
            <text:p>7</text:p>
          </table:table-cell>
          <table:table-cell table:style-name="ce3">
            <draw:custom-shape svg:x="0.06063in" svg:y="0.05309in" svg:width="0.17677in" svg:height="0.13504in" draw:z-index="7" draw:id="id6" draw:style-name="a20" draw:name="Rectangle 72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5309in" svg:width="0.17677in" svg:height="0.13504in" draw:z-index="15" draw:id="id14" draw:style-name="a44" draw:name="Rectangle 80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number-columns-repeated="25" table:style-name="ce18"/>
          <table:table-cell table:style-name="ce20"/>
          <table:table-cell table:number-columns-repeated="7" table:style-name="ce18"/>
          <table:table-cell table:number-columns-repeated="986" table:style-name="ce3"/>
          <table:table-cell table:number-columns-repeated="15360"/>
        </table:table-row>
        <table:table-row table:style-name="ro6">
          <table:table-cell office:value-type="float" office:value="8" table:style-name="ce16">
            <text:p>8</text:p>
          </table:table-cell>
          <table:table-cell table:style-name="ce3">
            <draw:custom-shape svg:x="0.06063in" svg:y="0.03185in" svg:width="0.17677in" svg:height="0.13504in" draw:z-index="8" draw:id="id7" draw:style-name="a23" draw:name="Rectangle 73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631in" svg:width="0.17677in" svg:height="0.13504in" draw:z-index="16" draw:id="id15" draw:style-name="a47" draw:name="Rectangle 81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9" table:style-name="ce16">
            <text:p>9</text:p>
          </table:table-cell>
          <table:table-cell table:style-name="ce3">
            <draw:custom-shape svg:x="0.06063in" svg:y="0.04227in" svg:width="0.17677in" svg:height="0.13504in" draw:z-index="17" draw:id="id16" draw:style-name="a50" draw:name="Rectangle 73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5269in" svg:width="0.17677in" svg:height="0.13504in" draw:z-index="18" draw:id="id17" draw:style-name="a53" draw:name="Rectangle 81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office:value-type="string" table:number-columns-spanned="7" table:number-rows-spanned="1" table:style-name="ce38">
            <text:p>Gerência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8">
            <text:p>Informática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8">
            <text:p>Líder HF</text:p>
          </table:table-cell>
          <table:covered-table-cell table:number-columns-repeated="6"/>
          <table:table-cell table:style-name="ce3"/>
          <table:table-cell office:value-type="string" table:number-columns-spanned="7" table:number-rows-spanned="1" table:style-name="ce38">
            <text:p>Líder RF</text:p>
          </table:table-cell>
          <table:covered-table-cell table:number-columns-repeated="6"/>
          <table:table-cell table:number-columns-repeated="987" table:style-name="ce3"/>
          <table:table-cell table:number-columns-repeated="15360"/>
        </table:table-row>
        <table:table-row table:style-name="ro6">
          <table:table-cell office:value-type="float" office:value="10" table:style-name="ce16">
            <text:p>10</text:p>
          </table:table-cell>
          <table:table-cell table:style-name="ce3">
            <draw:custom-shape svg:x="0.06063in" svg:y="0.04227in" svg:width="0.17677in" svg:height="0.13504in" draw:z-index="21" draw:id="id20" draw:style-name="a62" draw:name="Rectangle 7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4227in" svg:width="0.17677in" svg:height="0.13504in" draw:z-index="22" draw:id="id21" draw:style-name="a65" draw:name="Rectangle 81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7">
            <text:p>não ok</text:p>
          </table:table-cell>
          <table:table-cell table:style-name="ce3"/>
          <table:table-cell table:number-columns-repeated="7" table:style-name="ce18"/>
          <table:table-cell table:style-name="ce3"/>
          <table:table-cell table:number-columns-repeated="7" table:style-name="ce18"/>
          <table:table-cell table:style-name="ce3"/>
          <table:table-cell table:number-columns-repeated="7" table:style-name="ce18"/>
          <table:table-cell table:style-name="ce3"/>
          <table:table-cell table:number-columns-repeated="7" table:style-name="ce18"/>
          <table:table-cell table:number-columns-repeated="987" table:style-name="ce3"/>
          <table:table-cell table:number-columns-repeated="15360"/>
        </table:table-row>
        <table:table-row table:style-name="ro6">
          <table:table-cell office:value-type="float" office:value="11" table:style-name="ce21">
            <text:p>11</text:p>
          </table:table-cell>
          <table:table-cell table:style-name="ce22">
            <draw:custom-shape svg:x="0.06063in" svg:y="0.04227in" svg:width="0.17677in" svg:height="0.13504in" draw:z-index="19" draw:id="id18" draw:style-name="a56" draw:name="Rectangle 73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22">
            <text:p>ok</text:p>
          </table:table-cell>
          <table:table-cell table:style-name="ce22">
            <draw:custom-shape svg:x="0.06063in" svg:y="0.04227in" svg:width="0.17677in" svg:height="0.13504in" draw:z-index="20" draw:id="id19" draw:style-name="a59" draw:name="Rectangle 81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23">
            <text:p>não ok</text:p>
          </table:table-cell>
          <table:table-cell table:number-columns-repeated="2" table:style-name="ce3"/>
          <table:table-cell table:number-columns-spanned="4" table:number-rows-spanned="1" table:style-name="ce39"/>
          <table:covered-table-cell table:number-columns-repeated="3"/>
          <table:table-cell table:number-columns-repeated="4" table:style-name="ce18"/>
          <table:table-cell table:style-name="ce3"/>
          <table:table-cell table:number-columns-repeated="4" table:style-name="ce18"/>
          <table:table-cell table:style-name="ce3"/>
          <table:table-cell table:number-columns-repeated="4" table:style-name="ce18"/>
          <table:table-cell table:number-columns-repeated="999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7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style-name="ro8">
          <table:table-cell table:number-columns-repeated="1024" table:style-name="ce3"/>
          <table:table-cell table:number-columns-repeated="15360"/>
        </table:table-row>
        <table:table-row table:number-rows-repeated="6" table:style-name="ro2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3"/>
          <table:table-cell table:number-columns-spanned="6" table:number-rows-spanned="1" table:style-name="ce39"/>
          <table:covered-table-cell table:number-columns-repeated="5"/>
          <table:table-cell table:style-name="ce3"/>
          <table:table-cell table:number-columns-spanned="6" table:number-rows-spanned="1" table:style-name="ce39"/>
          <table:covered-table-cell table:number-columns-repeated="5"/>
          <table:table-cell table:number-columns-repeated="16368"/>
        </table:table-row>
        <table:table-row table:number-rows-repeated="6" table:style-name="ro2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3"/>
          <table:table-cell table:number-columns-spanned="6" table:number-rows-spanned="1" table:style-name="ce39"/>
          <table:covered-table-cell table:number-columns-repeated="5"/>
          <table:table-cell table:style-name="ce3"/>
          <table:table-cell table:number-columns-spanned="6" table:number-rows-spanned="1" table:style-name="ce39"/>
          <table:covered-table-cell table:number-columns-repeated="5"/>
          <table:table-cell table:number-columns-repeated="16368"/>
        </table:table-row>
        <table:table-row table:number-rows-repeated="1048511" table:style-name="ro9">
          <table:table-cell table:number-columns-repeated="16384"/>
        </table:table-row>
        <table:named-expressions>
          <table:named-range table:name="Print_Area" table:cell-range-address="Bacalhau.$A$1:Bacalhau.$AL$47" table:base-cell-address="Bacalhau.$A$1"/>
        </table:named-expressions>
      </table:table>
      <table:table table:name="Normal" table:style-name="ta2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4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7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4" table:default-cell-style-name="ce3"/>
        <table:table-column table:style-name="co10" table:default-cell-style-name="ce3"/>
        <table:table-column table:style-name="co1" table:number-columns-repeated="7" table:default-cell-style-name="ce3"/>
        <table:table-column table:style-name="co11" table:default-cell-style-name="ce3"/>
        <table:table-column table:style-name="co1" table:number-columns-repeated="986" table:default-cell-style-name="ce3"/>
        <table:table-column table:style-name="co5" table:number-columns-repeated="15360" table:default-cell-style-name="ce1"/>
        <table:table-row table:style-name="ro10">
          <table:table-cell office:value-type="string" table:number-columns-spanned="28" table:number-rows-spanned="1" table:style-name="ce48">
            <text:p>Check List Diário - Conferência de Equipamentos de TI</text:p>
          </table:table-cell>
          <table:covered-table-cell table:number-columns-repeated="27"/>
          <table:table-cell table:style-name="ce2"/>
          <table:table-cell office:value-type="string" table:number-columns-spanned="2" table:number-rows-spanned="1" table:style-name="ce49">
            <text:p>Data:</text:p>
          </table:table-cell>
          <table:covered-table-cell/>
          <table:table-cell office:value-type="date" office:date-value="2018-01-31T00:00:00" table:formula="of:=TODAY()" table:number-columns-spanned="7" table:number-rows-spanned="1" table:style-name="ce50">
            <text:p>31/1/2018</text:p>
          </table:table-cell>
          <table:covered-table-cell table:number-columns-repeated="6"/>
          <table:table-cell table:number-columns-repeated="16346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27">
            <text:p>PDVs | Checkout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27">
            <text:p>Nº</text:p>
          </table:table-cell>
          <table:covered-table-cell/>
          <table:table-cell office:value-type="string" table:number-columns-spanned="3" table:number-rows-spanned="1" table:style-name="ce27">
            <text:p>Setor</text:p>
          </table:table-cell>
          <table:covered-table-cell table:number-columns-repeated="2"/>
          <table:table-cell office:value-type="string" table:number-columns-spanned="2" table:number-rows-spanned="1" table:style-name="ce27">
            <text:p>Lacre</text:p>
          </table:table-cell>
          <table:covered-table-cell/>
          <table:table-cell office:value-type="string" table:number-columns-spanned="3" table:number-rows-spanned="1" table:style-name="ce27">
            <text:p>Aferição</text:p>
          </table:table-cell>
          <table:covered-table-cell table:number-columns-repeated="2"/>
          <table:table-cell office:value-type="string" table:number-columns-spanned="4" table:number-rows-spanned="1" table:style-name="ce27">
            <text:p>Limpeza (1-5)</text:p>
          </table:table-cell>
          <table:covered-table-cell table:number-columns-repeated="3"/>
          <table:table-cell office:value-type="string" table:number-columns-spanned="18" table:number-rows-spanned="1" table:style-name="ce28">
            <text:p>Obs</text:p>
          </table:table-cell>
          <table:covered-table-cell table:number-columns-repeated="17"/>
          <table:table-cell table:number-columns-repeated="16346"/>
        </table:table-row>
        <table:table-row table:style-name="ro2">
          <table:table-cell office:value-type="string" table:number-columns-spanned="3" table:number-rows-spanned="1" table:style-name="ce29">
            <text:p>Checkout</text:p>
          </table:table-cell>
          <table:covered-table-cell table:number-columns-repeated="2"/>
          <table:table-cell office:value-type="string" table:number-columns-spanned="2" table:number-rows-spanned="1" table:style-name="ce29">
            <text:p>PDV</text:p>
          </table:table-cell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Piso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table-cell office:value-type="string" table:number-columns-spanned="3" table:number-rows-spanned="2" table:style-name="ce51">
            <text:p>CAFETERIA</text:p>
          </table:table-cell>
          <table:covered-table-cell table:number-columns-repeated="2"/>
          <table:table-cell table:number-columns-spanned="2" table:number-rows-spanned="2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Paleteira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covered-table-cell/>
          <table:covered-table-cell table:number-columns-repeated="2"/>
          <table:covered-table-cell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Cozinha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table-cell office:value-type="float" office:value="1" table:number-columns-spanned="2" table:number-rows-spanned="2" table:style-name="ce33">
            <text:p>1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Trocas</text:p>
          </table:table-cell>
          <table:covered-table-cell table:number-columns-repeated="2"/>
          <table:table-cell office:value-type="string" table:number-columns-spanned="2" table:number-rows-spanned="1" table:style-name="ce30">
            <text:p>ok</text:p>
          </table:table-cell>
          <table:covered-table-cell/>
          <table:table-cell office:value-type="string" table:number-columns-spanned="3" table:number-rows-spanned="1" table:style-name="ce30">
            <text:p>-</text:p>
          </table:table-cell>
          <table:covered-table-cell table:number-columns-repeated="2"/>
          <table:table-cell office:value-type="string" table:number-columns-spanned="4" table:number-rows-spanned="1" table:style-name="ce30">
            <text:p>-</text:p>
          </table:table-cell>
          <table:covered-table-cell table:number-columns-repeated="3"/>
          <table:table-cell office:value-type="string" table:number-columns-spanned="18" table:number-rows-spanned="1" table:style-name="ce28">
            <text:p>Guardada no CPD / Sem Uso</text:p>
          </table:table-cell>
          <table:covered-table-cell table:number-columns-repeated="17"/>
          <table:table-cell table:number-columns-repeated="16346"/>
        </table:table-row>
        <table:table-row table:style-name="ro11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2" table:style-name="ce29">
            <text:p>Nº</text:p>
          </table:table-cell>
          <table:covered-table-cell/>
          <table:table-cell office:value-type="string" table:number-columns-spanned="2" table:number-rows-spanned="2" table:style-name="ce29">
            <text:p>Setor</text:p>
          </table:table-cell>
          <table:covered-table-cell/>
          <table:table-cell office:value-type="string" table:number-columns-spanned="2" table:number-rows-spanned="2" table:style-name="ce29">
            <text:p>Lacre</text:p>
          </table:table-cell>
          <table:covered-table-cell/>
          <table:table-cell office:value-type="string" table:number-columns-spanned="2" table:number-rows-spanned="2" table:style-name="ce29">
            <text:p>Aferição</text:p>
          </table:table-cell>
          <table:covered-table-cell/>
          <table:table-cell office:value-type="string" table:number-columns-spanned="4" table:number-rows-spanned="2" table:style-name="ce29">
            <text:p>Limpeza (1-5)</text:p>
          </table:table-cell>
          <table:covered-table-cell table:number-columns-repeated="3"/>
          <table:table-cell office:value-type="string" table:number-columns-spanned="4" table:number-rows-spanned="2" table:style-name="ce52">
            <text:p>Protetor Mec. Impressor</text:p>
          </table:table-cell>
          <table:covered-table-cell table:number-columns-repeated="3"/>
          <table:table-cell office:value-type="string" table:number-columns-spanned="3" table:number-rows-spanned="2" table:style-name="ce29">
            <text:p>Borrachas</text:p>
          </table:table-cell>
          <table:covered-table-cell table:number-columns-repeated="2"/>
          <table:table-cell office:value-type="string" table:number-columns-spanned="2" table:number-rows-spanned="2" table:style-name="ce53">
            <text:p>Bandeja</text:p>
          </table:table-cell>
          <table:covered-table-cell/>
          <table:table-cell office:value-type="string" table:number-columns-spanned="11" table:number-rows-spanned="2" table:style-name="ce53">
            <text:p>Observções</text:p>
          </table:table-cell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2" table:number-columns-spanned="2" table:number-rows-spanned="2" table:style-name="ce33">
            <text:p>2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0" table:number-columns-spanned="2" table:number-rows-spanned="1" table:style-name="ce54">
            <text:p>10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3" table:number-columns-spanned="2" table:number-rows-spanned="2" table:style-name="ce33">
            <text:p>3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1" table:number-columns-spanned="2" table:number-rows-spanned="1" table:style-name="ce54">
            <text:p>11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2" table:number-columns-spanned="2" table:number-rows-spanned="1" table:style-name="ce54">
            <text:p>12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7">
          <table:table-cell office:value-type="float" office:value="4" table:number-columns-spanned="2" table:number-rows-spanned="2" table:style-name="ce33">
            <text:p>4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3" table:number-columns-spanned="2" table:number-rows-spanned="1" table:style-name="ce54">
            <text:p>13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11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4" table:number-columns-spanned="2" table:number-rows-spanned="1" table:style-name="ce54">
            <text:p>14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7">
          <table:table-cell office:value-type="float" office:value="5" table:number-columns-spanned="2" table:number-rows-spanned="2" table:style-name="ce33">
            <text:p>5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5" table:number-columns-spanned="2" table:number-rows-spanned="1" table:style-name="ce54">
            <text:p>15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11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6" table:number-columns-spanned="2" table:number-rows-spanned="1" table:style-name="ce54">
            <text:p>16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7">
          <table:table-cell office:value-type="float" office:value="6" table:number-columns-spanned="2" table:number-rows-spanned="2" table:style-name="ce33">
            <text:p>6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7" table:number-columns-spanned="2" table:number-rows-spanned="1" table:style-name="ce54">
            <text:p>17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11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8" table:number-columns-spanned="2" table:number-rows-spanned="1" table:style-name="ce54">
            <text:p>18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7">
          <table:table-cell office:value-type="float" office:value="7" table:number-columns-spanned="2" table:number-rows-spanned="2" table:style-name="ce33">
            <text:p>7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9" table:number-columns-spanned="2" table:number-rows-spanned="1" table:style-name="ce54">
            <text:p>19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11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20" table:number-columns-spanned="2" table:number-rows-spanned="1" table:style-name="ce54">
            <text:p>20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8" table:number-columns-spanned="2" table:number-rows-spanned="2" table:style-name="ce33">
            <text:p>8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float" office:value="9" table:number-columns-spanned="2" table:number-rows-spanned="2" table:style-name="ce33">
            <text:p>9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string" table:number-columns-spanned="2" table:number-rows-spanned="1" table:style-name="ce56">
            <text:p>EMPRESA</text:p>
          </table:table-cell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string" table:number-columns-spanned="5" table:number-rows-spanned="1" table:style-name="ce57">
            <text:p>Guardadas / Defeito</text:p>
          </table:table-cell>
          <table:covered-table-cell table:number-columns-repeated="4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string" table:number-columns-spanned="2" table:number-rows-spanned="1" table:style-name="ce58">
            <text:p>Num</text:p>
          </table:table-cell>
          <table:covered-table-cell/>
          <table:table-cell office:value-type="string" table:number-columns-spanned="3" table:number-rows-spanned="1" table:style-name="ce59">
            <text:p>Motivo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float" office:value="1" table:number-columns-spanned="2" table:number-rows-spanned="1" table:style-name="ce60">
            <text:p>1</text:p>
          </table:table-cell>
          <table:covered-table-cell/>
          <table:table-cell office:value-type="string" table:number-columns-spanned="3" table:number-rows-spanned="1" table:style-name="ce61">
            <text:p>Sem Uso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float" office:value="2" table:number-columns-spanned="2" table:number-rows-spanned="1" table:style-name="ce60">
            <text:p>2</text:p>
          </table:table-cell>
          <table:covered-table-cell/>
          <table:table-cell office:value-type="string" table:number-columns-spanned="3" table:number-rows-spanned="1" table:style-name="ce61">
            <text:p>Pendência</text:p>
          </table:table-cell>
          <table:covered-table-cell table:number-columns-repeated="2"/>
          <table:table-cell table:style-name="ce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office:value-type="float" office:value="3" table:number-columns-spanned="2" table:number-rows-spanned="1" table:style-name="ce60">
            <text:p>3</text:p>
          </table:table-cell>
          <table:covered-table-cell/>
          <table:table-cell office:value-type="string" table:number-columns-spanned="3" table:number-rows-spanned="1" table:style-name="ce61">
            <text:p>Sem Uso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2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table:number-columns-repeated="16346"/>
        </table:table-row>
        <table:table-row table:style-name="ro2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27">
            <text:p>Tira-Teimas</text:p>
          </table:table-cell>
          <table:covered-table-cell table:number-columns-repeated="4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float" office:value="1" table:style-name="ce40">
            <text:p>1</text:p>
          </table:table-cell>
          <table:table-cell table:style-name="ce41">
            <draw:custom-shape svg:x="0.06063in" svg:y="0.03189in" svg:width="0.17677in" svg:height="0.13583in" draw:z-index="1" draw:id="id22" draw:style-name="a68" draw:name="Rectangle 66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1">
            <text:p>ok</text:p>
          </table:table-cell>
          <table:table-cell table:style-name="ce41">
            <draw:custom-shape svg:x="0.06063in" svg:y="0.03189in" svg:width="0.17677in" svg:height="0.13583in" draw:z-index="9" draw:id="id30" draw:style-name="a92" draw:name="Rectangle 74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2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float" office:value="2" table:style-name="ce43">
            <text:p>2</text:p>
          </table:table-cell>
          <table:table-cell table:style-name="ce3">
            <draw:custom-shape svg:x="0.06063in" svg:y="0.02126in" svg:width="0.17677in" svg:height="0.13504in" draw:z-index="2" draw:id="id23" draw:style-name="a71" draw:name="Rectangle 67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2126in" svg:width="0.17677in" svg:height="0.13504in" draw:z-index="10" draw:id="id31" draw:style-name="a95" draw:name="Rectangle 75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float" office:value="3" table:style-name="ce43">
            <text:p>3</text:p>
          </table:table-cell>
          <table:table-cell table:style-name="ce3">
            <draw:custom-shape svg:x="0.06063in" svg:y="0.01142in" svg:width="0.17677in" svg:height="0.13504in" draw:z-index="3" draw:id="id24" draw:style-name="a74" draw:name="Rectangle 68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42in" svg:width="0.17677in" svg:height="0.13504in" draw:z-index="11" draw:id="id32" draw:style-name="a98" draw:name="Rectangle 76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float" office:value="4" table:style-name="ce43">
            <text:p>4</text:p>
          </table:table-cell>
          <table:table-cell table:style-name="ce3">
            <draw:custom-shape svg:x="0.06063in" svg:y="0.01102in" svg:width="0.17677in" svg:height="0.13504in" draw:z-index="4" draw:id="id25" draw:style-name="a77" draw:name="Rectangle 69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12" draw:id="id33" draw:style-name="a101" draw:name="Rectangle 77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float" office:value="5" table:style-name="ce43">
            <text:p>5</text:p>
          </table:table-cell>
          <table:table-cell table:style-name="ce3">
            <draw:custom-shape svg:x="0.06063in" svg:y="0.01102in" svg:width="0.17677in" svg:height="0.13504in" draw:z-index="5" draw:id="id26" draw:style-name="a80" draw:name="Rectangle 70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13" draw:id="id34" draw:style-name="a104" draw:name="Rectangle 78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style-name="ce19"/>
          <table:table-cell table:number-columns-repeated="16345"/>
        </table:table-row>
        <table:table-row table:style-name="ro2">
          <table:table-cell office:value-type="float" office:value="6" table:style-name="ce43">
            <text:p>6</text:p>
          </table:table-cell>
          <table:table-cell table:style-name="ce3">
            <draw:custom-shape svg:x="0.06063in" svg:y="0.01102in" svg:width="0.17677in" svg:height="0.13504in" draw:z-index="6" draw:id="id27" draw:style-name="a83" draw:name="Rectangle 71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14" draw:id="id35" draw:style-name="a107" draw:name="Rectangle 79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float" office:value="7" table:style-name="ce43">
            <text:p>7</text:p>
          </table:table-cell>
          <table:table-cell table:style-name="ce3">
            <draw:custom-shape svg:x="0.06063in" svg:y="0.01102in" svg:width="0.17677in" svg:height="0.13504in" draw:z-index="7" draw:id="id28" draw:style-name="a86" draw:name="Rectangle 72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15" draw:id="id36" draw:style-name="a110" draw:name="Rectangle 80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45"/>
          <table:table-cell table:number-columns-spanned="17" table:number-rows-spanned="1" table:style-name="ce64"/>
          <table:covered-table-cell table:number-columns-repeated="16"/>
          <table:table-cell table:number-columns-repeated="1001" table:style-name="ce3"/>
          <table:table-cell table:number-columns-repeated="15360"/>
        </table:table-row>
        <table:table-row table:style-name="ro2">
          <table:table-cell office:value-type="float" office:value="8" table:style-name="ce43">
            <text:p>8</text:p>
          </table:table-cell>
          <table:table-cell table:style-name="ce3">
            <draw:custom-shape svg:x="0.06063in" svg:y="0.01102in" svg:width="0.17677in" svg:height="0.13504in" draw:z-index="8" draw:id="id29" draw:style-name="a89" draw:name="Rectangle 73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16" draw:id="id37" draw:style-name="a113" draw:name="Rectangle 81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45"/>
          <table:table-cell table:number-columns-spanned="17" table:number-rows-spanned="1" table:style-name="ce64"/>
          <table:covered-table-cell table:number-columns-repeated="16"/>
          <table:table-cell table:number-columns-repeated="1001" table:style-name="ce3"/>
          <table:table-cell table:number-columns-repeated="15360"/>
        </table:table-row>
        <table:table-row table:style-name="ro2">
          <table:table-cell office:value-type="float" office:value="9" table:style-name="ce43">
            <text:p>9</text:p>
          </table:table-cell>
          <table:table-cell table:style-name="ce3">
            <draw:custom-shape svg:x="0.06063in" svg:y="0.01102in" svg:width="0.17677in" svg:height="0.13504in" draw:z-index="17" draw:id="id38" draw:style-name="a116" draw:name="Rectangle 73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18" draw:id="id39" draw:style-name="a119" draw:name="Rectangle 81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45"/>
          <table:table-cell table:number-columns-spanned="17" table:number-rows-spanned="1" table:style-name="ce64"/>
          <table:covered-table-cell table:number-columns-repeated="16"/>
          <table:table-cell table:number-columns-repeated="1001" table:style-name="ce3"/>
          <table:table-cell table:number-columns-repeated="15360"/>
        </table:table-row>
        <table:table-row table:style-name="ro2">
          <table:table-cell office:value-type="float" office:value="10" table:style-name="ce46">
            <text:p>10</text:p>
          </table:table-cell>
          <table:table-cell table:style-name="ce10">
            <draw:custom-shape svg:x="0.06063in" svg:y="0.01102in" svg:width="0.17677in" svg:height="0.13504in" draw:z-index="19" draw:id="id40" draw:style-name="a122" draw:name="Rectangle 73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0">
            <text:p>ok</text:p>
          </table:table-cell>
          <table:table-cell table:style-name="ce10">
            <draw:custom-shape svg:x="0.06063in" svg:y="0.01102in" svg:width="0.17677in" svg:height="0.13504in" draw:z-index="20" draw:id="id41" draw:style-name="a125" draw:name="Rectangle 81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7">
            <text:p>não ok</text:p>
          </table:table-cell>
          <table:table-cell table:style-name="ce45"/>
          <table:table-cell table:number-columns-spanned="17" table:number-rows-spanned="1" table:style-name="ce64"/>
          <table:covered-table-cell table:number-columns-repeated="16"/>
          <table:table-cell table:style-name="ce3"/>
          <table:table-cell office:value-type="string" table:number-columns-spanned="6" table:number-rows-spanned="1" table:style-name="ce65">
            <text:p>Verificador</text:p>
          </table:table-cell>
          <table:covered-table-cell table:number-columns-repeated="5"/>
          <table:table-cell table:number-columns-repeated="2" table:style-name="ce3"/>
          <table:table-cell office:value-type="string" table:number-columns-spanned="6" table:number-rows-spanned="1" table:style-name="ce65">
            <text:p>Gerência</text:p>
          </table:table-cell>
          <table:covered-table-cell table:number-columns-repeated="5"/>
          <table:table-cell table:number-columns-repeated="986" table:style-name="ce3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27">
            <text:p>PDVs | Checkout</text:p>
          </table:table-cell>
          <table:covered-table-cell table:number-columns-repeated="4"/>
          <table:table-cell table:style-name="ce3"/>
          <table:table-cell office:value-type="string" table:number-columns-spanned="2" table:number-rows-spanned="1" table:style-name="ce27">
            <text:p>Nº</text:p>
          </table:table-cell>
          <table:covered-table-cell/>
          <table:table-cell office:value-type="string" table:number-columns-spanned="3" table:number-rows-spanned="1" table:style-name="ce27">
            <text:p>Setor</text:p>
          </table:table-cell>
          <table:covered-table-cell table:number-columns-repeated="2"/>
          <table:table-cell office:value-type="string" table:number-columns-spanned="2" table:number-rows-spanned="1" table:style-name="ce27">
            <text:p>Lacre</text:p>
          </table:table-cell>
          <table:covered-table-cell/>
          <table:table-cell office:value-type="string" table:number-columns-spanned="3" table:number-rows-spanned="1" table:style-name="ce27">
            <text:p>Aferição</text:p>
          </table:table-cell>
          <table:covered-table-cell table:number-columns-repeated="2"/>
          <table:table-cell office:value-type="string" table:number-columns-spanned="4" table:number-rows-spanned="1" table:style-name="ce27">
            <text:p>Limpeza (1-5)</text:p>
          </table:table-cell>
          <table:covered-table-cell table:number-columns-repeated="3"/>
          <table:table-cell office:value-type="string" table:number-columns-spanned="18" table:number-rows-spanned="1" table:style-name="ce28">
            <text:p>Obs</text:p>
          </table:table-cell>
          <table:covered-table-cell table:number-columns-repeated="17"/>
          <table:table-cell table:number-columns-repeated="16346"/>
        </table:table-row>
        <table:table-row table:style-name="ro2">
          <table:table-cell office:value-type="string" table:number-columns-spanned="3" table:number-rows-spanned="1" table:style-name="ce29">
            <text:p>Checkout</text:p>
          </table:table-cell>
          <table:covered-table-cell table:number-columns-repeated="2"/>
          <table:table-cell office:value-type="string" table:number-columns-spanned="2" table:number-rows-spanned="1" table:style-name="ce29">
            <text:p>PDV</text:p>
          </table:table-cell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Piso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table-cell office:value-type="string" table:number-columns-spanned="3" table:number-rows-spanned="2" table:style-name="ce51">
            <text:p>CAFETERIA</text:p>
          </table:table-cell>
          <table:covered-table-cell table:number-columns-repeated="2"/>
          <table:table-cell table:number-columns-spanned="2" table:number-rows-spanned="2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Paleteira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covered-table-cell/>
          <table:covered-table-cell table:number-columns-repeated="2"/>
          <table:covered-table-cell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Cozinha</text:p>
          </table:table-cell>
          <table:covered-table-cell table:number-columns-repeated="2"/>
          <table:table-cell table:number-columns-spanned="2" table:number-rows-spanned="1" table:style-name="ce31"/>
          <table:covered-table-cell/>
          <table:table-cell table:number-columns-spanned="3" table:number-rows-spanned="1" table:style-name="ce31"/>
          <table:covered-table-cell table:number-columns-repeated="2"/>
          <table:table-cell table:number-columns-spanned="4" table:number-rows-spanned="1" table:style-name="ce31"/>
          <table:covered-table-cell table:number-columns-repeated="3"/>
          <table:table-cell table:number-columns-spanned="18" table:number-rows-spanned="1" table:style-name="ce32"/>
          <table:covered-table-cell table:number-columns-repeated="17"/>
          <table:table-cell table:number-columns-repeated="16346"/>
        </table:table-row>
        <table:table-row table:style-name="ro2">
          <table:table-cell office:value-type="float" office:value="1" table:number-columns-spanned="2" table:number-rows-spanned="2" table:style-name="ce33">
            <text:p>1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1" table:style-name="ce30">
            <text:p>-</text:p>
          </table:table-cell>
          <table:covered-table-cell/>
          <table:table-cell office:value-type="string" table:number-columns-spanned="3" table:number-rows-spanned="1" table:style-name="ce30">
            <text:p>Trocas</text:p>
          </table:table-cell>
          <table:covered-table-cell table:number-columns-repeated="2"/>
          <table:table-cell office:value-type="string" table:number-columns-spanned="2" table:number-rows-spanned="1" table:style-name="ce30">
            <text:p>ok</text:p>
          </table:table-cell>
          <table:covered-table-cell/>
          <table:table-cell office:value-type="string" table:number-columns-spanned="3" table:number-rows-spanned="1" table:style-name="ce30">
            <text:p>-</text:p>
          </table:table-cell>
          <table:covered-table-cell table:number-columns-repeated="2"/>
          <table:table-cell office:value-type="string" table:number-columns-spanned="4" table:number-rows-spanned="1" table:style-name="ce30">
            <text:p>-</text:p>
          </table:table-cell>
          <table:covered-table-cell table:number-columns-repeated="3"/>
          <table:table-cell office:value-type="string" table:number-columns-spanned="18" table:number-rows-spanned="1" table:style-name="ce28">
            <text:p>Guardada no CPD / Sem Uso</text:p>
          </table:table-cell>
          <table:covered-table-cell table:number-columns-repeated="17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string" table:number-columns-spanned="2" table:number-rows-spanned="2" table:style-name="ce29">
            <text:p>Nº</text:p>
          </table:table-cell>
          <table:covered-table-cell/>
          <table:table-cell office:value-type="string" table:number-columns-spanned="2" table:number-rows-spanned="2" table:style-name="ce29">
            <text:p>Setor</text:p>
          </table:table-cell>
          <table:covered-table-cell/>
          <table:table-cell office:value-type="string" table:number-columns-spanned="2" table:number-rows-spanned="2" table:style-name="ce29">
            <text:p>Lacre</text:p>
          </table:table-cell>
          <table:covered-table-cell/>
          <table:table-cell office:value-type="string" table:number-columns-spanned="2" table:number-rows-spanned="2" table:style-name="ce29">
            <text:p>Aferição</text:p>
          </table:table-cell>
          <table:covered-table-cell/>
          <table:table-cell office:value-type="string" table:number-columns-spanned="4" table:number-rows-spanned="2" table:style-name="ce29">
            <text:p>Limpeza (1-5)</text:p>
          </table:table-cell>
          <table:covered-table-cell table:number-columns-repeated="3"/>
          <table:table-cell office:value-type="string" table:number-columns-spanned="4" table:number-rows-spanned="2" table:style-name="ce52">
            <text:p>Protetor Mec. Impressor</text:p>
          </table:table-cell>
          <table:covered-table-cell table:number-columns-repeated="3"/>
          <table:table-cell office:value-type="string" table:number-columns-spanned="3" table:number-rows-spanned="2" table:style-name="ce29">
            <text:p>Borrachas</text:p>
          </table:table-cell>
          <table:covered-table-cell table:number-columns-repeated="2"/>
          <table:table-cell office:value-type="string" table:number-columns-spanned="2" table:number-rows-spanned="2" table:style-name="ce53">
            <text:p>Bandeja</text:p>
          </table:table-cell>
          <table:covered-table-cell/>
          <table:table-cell office:value-type="string" table:number-columns-spanned="11" table:number-rows-spanned="2" table:style-name="ce53">
            <text:p>Observções</text:p>
          </table:table-cell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2" table:number-columns-spanned="2" table:number-rows-spanned="2" table:style-name="ce33">
            <text:p>2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0" table:number-columns-spanned="2" table:number-rows-spanned="1" table:style-name="ce54">
            <text:p>10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7">
          <table:table-cell office:value-type="float" office:value="3" table:number-columns-spanned="2" table:number-rows-spanned="2" table:style-name="ce33">
            <text:p>3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1" table:number-columns-spanned="2" table:number-rows-spanned="1" table:style-name="ce54">
            <text:p>11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2" table:number-columns-spanned="2" table:number-rows-spanned="1" table:style-name="ce54">
            <text:p>12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4" table:number-columns-spanned="2" table:number-rows-spanned="2" table:style-name="ce33">
            <text:p>4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3" table:number-columns-spanned="2" table:number-rows-spanned="1" table:style-name="ce54">
            <text:p>13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4" table:number-columns-spanned="2" table:number-rows-spanned="1" table:style-name="ce54">
            <text:p>14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5" table:number-columns-spanned="2" table:number-rows-spanned="2" table:style-name="ce33">
            <text:p>5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5" table:number-columns-spanned="2" table:number-rows-spanned="1" table:style-name="ce54">
            <text:p>15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6" table:number-columns-spanned="2" table:number-rows-spanned="1" table:style-name="ce54">
            <text:p>16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7">
          <table:table-cell office:value-type="float" office:value="6" table:number-columns-spanned="2" table:number-rows-spanned="2" table:style-name="ce33">
            <text:p>6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7" table:number-columns-spanned="2" table:number-rows-spanned="1" table:style-name="ce54">
            <text:p>17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8" table:number-columns-spanned="2" table:number-rows-spanned="1" table:style-name="ce54">
            <text:p>18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2">
          <table:table-cell office:value-type="float" office:value="7" table:number-columns-spanned="2" table:number-rows-spanned="2" table:style-name="ce33">
            <text:p>7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19" table:number-columns-spanned="2" table:number-rows-spanned="1" table:style-name="ce54">
            <text:p>19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11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table-cell office:value-type="float" office:value="20" table:number-columns-spanned="2" table:number-rows-spanned="1" table:style-name="ce54">
            <text:p>20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4" table:number-rows-spanned="1" table:style-name="ce31"/>
          <table:covered-table-cell table:number-columns-repeated="3"/>
          <table:table-cell table:number-columns-spanned="4" table:number-rows-spanned="1" table:style-name="ce31"/>
          <table:covered-table-cell table:number-columns-repeated="3"/>
          <table:table-cell table:number-columns-spanned="3" table:number-rows-spanned="1" table:style-name="ce32"/>
          <table:covered-table-cell table:number-columns-repeated="2"/>
          <table:table-cell table:number-columns-spanned="2" table:number-rows-spanned="1" table:style-name="ce32"/>
          <table:covered-table-cell/>
          <table:table-cell table:number-columns-spanned="11" table:number-rows-spanned="1" table:style-name="ce32"/>
          <table:covered-table-cell table:number-columns-repeated="10"/>
          <table:table-cell table:number-columns-repeated="16346"/>
        </table:table-row>
        <table:table-row table:style-name="ro9">
          <table:table-cell office:value-type="float" office:value="8" table:number-columns-spanned="2" table:number-rows-spanned="2" table:style-name="ce33">
            <text:p>8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repeated="16346"/>
        </table:table-row>
        <table:table-row table:style-name="ro9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9" table:number-columns-spanned="2" table:number-rows-spanned="2" table:style-name="ce33">
            <text:p>9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covered-table-cell/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string" table:style-name="ce5">
            <text:p>A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string" table:number-columns-spanned="2" table:number-rows-spanned="1" table:style-name="ce56">
            <text:p>EMPRESA</text:p>
          </table:table-cell>
          <table:covered-table-cell/>
          <table:table-cell office:value-type="string" table:style-name="ce5">
            <text:p>B</text:p>
          </table:table-cell>
          <table:table-cell table:number-columns-spanned="2" table:number-rows-spanned="1" table:style-name="ce31"/>
          <table:covered-table-cell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string" table:number-columns-spanned="5" table:number-rows-spanned="1" table:style-name="ce57">
            <text:p>Guardadas / Defeito</text:p>
          </table:table-cell>
          <table:covered-table-cell table:number-columns-repeated="4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string" table:number-columns-spanned="2" table:number-rows-spanned="1" table:style-name="ce58">
            <text:p>Num</text:p>
          </table:table-cell>
          <table:covered-table-cell/>
          <table:table-cell office:value-type="string" table:number-columns-spanned="3" table:number-rows-spanned="1" table:style-name="ce59">
            <text:p>Motivo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1" table:number-columns-spanned="2" table:number-rows-spanned="1" table:style-name="ce60">
            <text:p>1</text:p>
          </table:table-cell>
          <table:covered-table-cell/>
          <table:table-cell office:value-type="string" table:number-columns-spanned="3" table:number-rows-spanned="1" table:style-name="ce61">
            <text:p>Sem Uso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2" table:number-columns-spanned="2" table:number-rows-spanned="1" table:style-name="ce60">
            <text:p>2</text:p>
          </table:table-cell>
          <table:covered-table-cell/>
          <table:table-cell office:value-type="string" table:number-columns-spanned="3" table:number-rows-spanned="1" table:style-name="ce61">
            <text:p>Pendência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3" table:number-columns-spanned="2" table:number-rows-spanned="1" table:style-name="ce60">
            <text:p>3</text:p>
          </table:table-cell>
          <table:covered-table-cell/>
          <table:table-cell office:value-type="string" table:number-columns-spanned="3" table:number-rows-spanned="1" table:style-name="ce61">
            <text:p>Sem Uso</text:p>
          </table:table-cell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table:number-columns-repeated="16346"/>
        </table:table-row>
        <table:table-row table:style-name="ro9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spanned="8" table:number-rows-spanned="11" table:style-name="ce31"/>
          <table:covered-table-cell table:number-columns-repeated="7"/>
          <table:table-cell table:number-columns-repeated="16346"/>
        </table:table-row>
        <table:table-row table:style-name="ro9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table:number-columns-spanned="2" table:number-rows-spanned="1" table:style-name="ce62"/>
          <table:covered-table-cell/>
          <table:table-cell table:number-columns-spanned="3" table:number-rows-spanned="1" table:style-name="ce63"/>
          <table:covered-table-cell table:number-columns-repeated="2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string" table:number-columns-spanned="5" table:number-rows-spanned="1" table:style-name="ce27">
            <text:p>Tira-Teimas</text:p>
          </table:table-cell>
          <table:covered-table-cell table:number-columns-repeated="4"/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1" table:style-name="ce40">
            <text:p>1</text:p>
          </table:table-cell>
          <table:table-cell table:style-name="ce41">
            <draw:custom-shape svg:x="0.06063in" svg:y="0.03189in" svg:width="0.17677in" svg:height="0.13583in" draw:z-index="21" draw:id="id42" draw:style-name="a128" draw:name="Rectangle 66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1">
            <text:p>ok</text:p>
          </table:table-cell>
          <table:table-cell table:style-name="ce41">
            <draw:custom-shape svg:x="0.06063in" svg:y="0.03189in" svg:width="0.17677in" svg:height="0.13583in" draw:z-index="29" draw:id="id50" draw:style-name="a152" draw:name="Rectangle 74">
              <svg:title/>
              <svg:desc/>
              <text:p text:style-name="a151" text:class-names="" text:cond-style-name=""><text:span text:style-name="a15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2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2" table:style-name="ce43">
            <text:p>2</text:p>
          </table:table-cell>
          <table:table-cell table:style-name="ce3">
            <draw:custom-shape svg:x="0.06063in" svg:y="0.02165in" svg:width="0.17677in" svg:height="0.13504in" draw:z-index="22" draw:id="id43" draw:style-name="a131" draw:name="Rectangle 67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2165in" svg:width="0.17677in" svg:height="0.13504in" draw:z-index="30" draw:id="id51" draw:style-name="a155" draw:name="Rectangle 75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3" table:style-name="ce43">
            <text:p>3</text:p>
          </table:table-cell>
          <table:table-cell table:style-name="ce3">
            <draw:custom-shape svg:x="0.06063in" svg:y="0.01102in" svg:width="0.17677in" svg:height="0.13504in" draw:z-index="23" draw:id="id44" draw:style-name="a134" draw:name="Rectangle 68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1" draw:id="id52" draw:style-name="a158" draw:name="Rectangle 76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4" table:style-name="ce43">
            <text:p>4</text:p>
          </table:table-cell>
          <table:table-cell table:style-name="ce3">
            <draw:custom-shape svg:x="0.06063in" svg:y="0.01102in" svg:width="0.17677in" svg:height="0.13504in" draw:z-index="24" draw:id="id45" draw:style-name="a137" draw:name="Rectangle 69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2" draw:id="id53" draw:style-name="a161" draw:name="Rectangle 77">
              <svg:title/>
              <svg:desc/>
              <text:p text:style-name="a160" text:class-names="" text:cond-style-name=""><text:span text:style-name="a159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5" table:style-name="ce43">
            <text:p>5</text:p>
          </table:table-cell>
          <table:table-cell table:style-name="ce3">
            <draw:custom-shape svg:x="0.06063in" svg:y="0.01102in" svg:width="0.17677in" svg:height="0.13504in" draw:z-index="25" draw:id="id46" draw:style-name="a140" draw:name="Rectangle 70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3" draw:id="id54" draw:style-name="a164" draw:name="Rectangle 78">
              <svg:title/>
              <svg:desc/>
              <text:p text:style-name="a163" text:class-names="" text:cond-style-name=""><text:span text:style-name="a16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6" table:style-name="ce43">
            <text:p>6</text:p>
          </table:table-cell>
          <table:table-cell table:style-name="ce3">
            <draw:custom-shape svg:x="0.06063in" svg:y="0.01102in" svg:width="0.17677in" svg:height="0.13504in" draw:z-index="26" draw:id="id47" draw:style-name="a143" draw:name="Rectangle 71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4" draw:id="id55" draw:style-name="a167" draw:name="Rectangle 79">
              <svg:title/>
              <svg:desc/>
              <text:p text:style-name="a166" text:class-names="" text:cond-style-name=""><text:span text:style-name="a165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office:value-type="string" table:number-columns-spanned="8" table:number-rows-spanned="1" table:style-name="ce30">
            <text:p>Balança nº: <text:s text:c="7"/>Setor:</text:p>
          </table:table-cell>
          <table:covered-table-cell table:number-columns-repeated="7"/>
          <table:table-cell table:number-columns-repeated="16346"/>
        </table:table-row>
        <table:table-row table:style-name="ro9">
          <table:table-cell office:value-type="float" office:value="7" table:style-name="ce43">
            <text:p>7</text:p>
          </table:table-cell>
          <table:table-cell table:style-name="ce3">
            <draw:custom-shape svg:x="0.06063in" svg:y="0.01102in" svg:width="0.17677in" svg:height="0.13504in" draw:z-index="27" draw:id="id48" draw:style-name="a146" draw:name="Rectangle 72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5" draw:id="id56" draw:style-name="a170" draw:name="Rectangle 80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table-cell table:number-columns-spanned="17" table:number-rows-spanned="1" table:style-name="ce64"/>
          <table:covered-table-cell table:number-columns-repeated="16"/>
          <table:table-cell table:number-columns-repeated="1001" table:style-name="ce3"/>
          <table:table-cell table:number-columns-repeated="15360"/>
        </table:table-row>
        <table:table-row table:style-name="ro9">
          <table:table-cell office:value-type="float" office:value="8" table:style-name="ce43">
            <text:p>8</text:p>
          </table:table-cell>
          <table:table-cell table:style-name="ce3">
            <draw:custom-shape svg:x="0.06063in" svg:y="0.01102in" svg:width="0.17677in" svg:height="0.13504in" draw:z-index="28" draw:id="id49" draw:style-name="a149" draw:name="Rectangle 73">
              <svg:title/>
              <svg:desc/>
              <text:p text:style-name="a148" text:class-names="" text:cond-style-name=""><text:span text:style-name="a14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6" draw:id="id57" draw:style-name="a173" draw:name="Rectangle 81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table-cell table:number-columns-spanned="17" table:number-rows-spanned="1" table:style-name="ce64"/>
          <table:covered-table-cell table:number-columns-repeated="16"/>
          <table:table-cell table:number-columns-repeated="1001" table:style-name="ce3"/>
          <table:table-cell table:number-columns-repeated="15360"/>
        </table:table-row>
        <table:table-row table:style-name="ro9">
          <table:table-cell office:value-type="float" office:value="9" table:style-name="ce43">
            <text:p>9</text:p>
          </table:table-cell>
          <table:table-cell table:style-name="ce3">
            <draw:custom-shape svg:x="0.06063in" svg:y="0.01102in" svg:width="0.17677in" svg:height="0.13504in" draw:z-index="37" draw:id="id58" draw:style-name="a176" draw:name="Rectangle 73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3">
            <text:p>ok</text:p>
          </table:table-cell>
          <table:table-cell table:style-name="ce3">
            <draw:custom-shape svg:x="0.06063in" svg:y="0.01102in" svg:width="0.17677in" svg:height="0.13504in" draw:z-index="38" draw:id="id59" draw:style-name="a179" draw:name="Rectangle 81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4">
            <text:p>não ok</text:p>
          </table:table-cell>
          <table:table-cell table:style-name="ce3"/>
          <table:table-cell table:number-columns-spanned="17" table:number-rows-spanned="1" table:style-name="ce64"/>
          <table:covered-table-cell table:number-columns-repeated="16"/>
          <table:table-cell table:number-columns-repeated="1001" table:style-name="ce3"/>
          <table:table-cell table:number-columns-repeated="15360"/>
        </table:table-row>
        <table:table-row table:style-name="ro9">
          <table:table-cell office:value-type="float" office:value="10" table:style-name="ce46">
            <text:p>10</text:p>
          </table:table-cell>
          <table:table-cell table:style-name="ce10">
            <draw:custom-shape svg:x="0.06063in" svg:y="0.01142in" svg:width="0.17677in" svg:height="0.13504in" draw:z-index="39" draw:id="id60" draw:style-name="a182" draw:name="Rectangle 73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10">
            <text:p>ok</text:p>
          </table:table-cell>
          <table:table-cell table:style-name="ce10">
            <draw:custom-shape svg:x="0.06063in" svg:y="0.01142in" svg:width="0.17677in" svg:height="0.13504in" draw:z-index="40" draw:id="id61" draw:style-name="a185" draw:name="Rectangle 81">
              <svg:title/>
              <svg:desc/>
              <text:p text:style-name="a184" text:class-names="" text:cond-style-name=""><text:span text:style-name="a183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string" table:style-name="ce47">
            <text:p>não ok</text:p>
          </table:table-cell>
          <table:table-cell table:style-name="ce3"/>
          <table:table-cell table:number-columns-spanned="17" table:number-rows-spanned="1" table:style-name="ce64"/>
          <table:covered-table-cell table:number-columns-repeated="16"/>
          <table:table-cell table:style-name="ce3"/>
          <table:table-cell office:value-type="string" table:number-columns-spanned="6" table:number-rows-spanned="1" table:style-name="ce38">
            <text:p>Verificador</text:p>
          </table:table-cell>
          <table:covered-table-cell table:number-columns-repeated="5"/>
          <table:table-cell table:number-columns-repeated="2" table:style-name="ce3"/>
          <table:table-cell office:value-type="string" table:number-columns-spanned="6" table:number-rows-spanned="1" table:style-name="ce38">
            <text:p>Gerência</text:p>
          </table:table-cell>
          <table:covered-table-cell table:number-columns-repeated="5"/>
          <table:table-cell table:number-columns-repeated="16346"/>
        </table:table-row>
        <table:table-row table:number-rows-repeated="1048482" table:style-name="ro9">
          <table:table-cell table:number-columns-repeated="16384"/>
        </table:table-row>
        <table:named-expressions>
          <table:named-range table:name="Print_Area" table:cell-range-address="Normal.$A$1:Normal.$AL$95" table:base-cell-address="Normal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date-style style:name="N37">
      <number:day number:style="long"/>
      <number:text>/</number:text>
      <number:month number:style="long"/>
      <number:text>/</number:text>
      <number:year number:style="long"/>
      <number:text> - </number:text>
      <number:hours number:style="long"/>
      <number:text>:</number:text>
      <number:minutes number:style="long"/>
    </number:date-style>
    <number:date-style style:name="N38" number:language="pt" number:country="BR">
      <number:day/>
      <number:text>/</number:text>
      <number:month/>
      <number:text>/</number:text>
      <number:year number:style="long"/>
    </number:date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15748031496063in" fo:margin-left="0.15748031496063in" fo:margin-right="0.118110236220472in" style:print-orientation="landscape" style:print-page-order="ttb" style:first-page-number="continue" style:scale-to="7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118110236220472in" fo:margin-bottom="0.118110236220472in" fo:margin-left="0.236220472440945in" fo:margin-right="0.236220472440945in" style:print-orientation="landscape" style:print-page-order="ttb" style:first-page-number="continue" style:scale-to="93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thur Campos Rodrigues</dc:creator>
    <dc:date>2018-01-31T12:00:59Z</dc:date>
    <meta:print-date>2018-01-31T12:00:49Z</meta:print-date>
    <meta:editing-cycles>4</meta:editing-cycles>
    <meta:editing-duration>PT14354S</meta:editing-duration>
  </office:meta>
</office:document-meta>
</file>